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9.868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tonton pat dans écran Calendrier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age stats des joueur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3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MPL/TVE</text:p>
          </table:table-cell>
          <table:table-cell table:style-name="ce7" office:value-type="string">
            <text:p>Affichage 0 sur certaines notes quand statut « en cours » =&gt; le 0 n'apparait plus quand statut « Terminé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5"/>
          <table:table-cell table:style-name="ce5" office:value-type="string">
            <text:p>TVE</text:p>
          </table:table-cell>
          <table:table-cell table:style-name="ce10" office:value-type="string">
            <text:p>Présence de numéro définitif à 0 =&gt; NULL attendu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5" office:value-type="string">
            <text:p>X</text:p>
          </table:table-cell>
          <table:table-cell table:style-name="ce10"/>
          <table:table-cell table:style-name="ce7" table:number-columns-repeated="1017"/>
        </table:table-row>
        <table:table-row table:style-name="ro3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Modif nomenclature_tactique</text:p>
          </table:table-cell>
          <table:table-cell table:style-name="ce10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5"/>
          <table:table-cell table:style-name="ce5" office:value-type="string">
            <text:p>TVE</text:p>
          </table:table-cell>
          <table:table-cell table:style-name="ce10" office:value-type="string">
            <text:p>Script : score de Gaeul affiche 6 au lieu de 7 (csc pas pris en compte?)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5" office:value-type="string">
            <text:p>X</text:p>
          </table:table-cell>
          <table:table-cell table:style-name="ce10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28/02/2018</text:date>, <text:time>01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8T01:03:54.19</dc:date>
    <dc:creator>Thomas VERGNAUD</dc:creator>
    <meta:editing-duration>PT11H13M46S</meta:editing-duration>
    <meta:editing-cycles>31</meta:editing-cycles>
    <meta:generator>OpenOffice/4.1.2$Win32 OpenOffice.org_project/412m3$Build-9782</meta:generator>
    <meta:document-statistic meta:table-count="2" meta:cell-count="83" meta:object-count="0"/>
  </office:meta>
</office:document-meta>
</file>